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.validateListType( SchemaType type , String value , Event ev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State.visit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findDetailedErrorBegin( Event event , State state , QName q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Validator.textEvent( 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or.emitError( Event event , String message , String code , Object [ ] args , int severity , QName fieldName , QName offendingQName , SchemaType expectedSchemaType , List expectedQNames , int errorType , SchemaType badSchema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Validator.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res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idator.top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pushState( 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.beginEvent( Event event )</text:p>
          </table:table-cell>
          <table:table-cell office:value-type="float" office:value="59">
            <text:p text:style-name="Table_20_Contents">59</text:p>
          </table:table-cell>
          <table:table-cell office:value-type="float" office:value="59">
            <text:p text:style-name="Table_20_Contents">59</text:p>
          </table:table-cell>
          <table:table-cell office:value-type="float" office:value="261">
            <text:p text:style-name="Table_20_Contents">261</text:p>
          </table:table-cell>
        </table:table-row>
        <table:table-row>
          <table:table-cell office:value-type="string">
            <text:p text:style-name="Table_20_Contents">Validator.Validator( SchemaType type , SchemaField field , SchemaTypeLoader globalLoader , XmlOptions options , Collection defaultError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or.getLis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emitError( Event event , String message , QName offendingQName , SchemaType expectedSchemaType , List expectedQNames , int errorType , SchemaType badSchem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VC.invalid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.newState( SchemaType type , SchemaField field , boolean isNi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Validator.getCurrentEle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ator.attrEvent( Event ev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Validator.getGD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getDecim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currentP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e.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endAttrsEvent( Event 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alidator.getCurren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get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get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getCurrentWildcar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popState( 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or.validateSimpleType( SchemaType type , SchemaField field , Event event , boolean emptyContent , boolean canApplyDefaul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Validator.getGDura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emitFieldError( Event event , String message , QName offendingQName , SchemaType expectedSchemaType , List expectedQNames , int errorType , SchemaType badSchem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.addToList( SchemaType typ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7">
            <text:p text:style-name="Table_20_Contents">7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Validator.initVisitor( SchemaParticle partic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or.getUn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poolVisitor( SchemaTypeVisitorImpl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handleText( Event event , boolean emptyContent , SchemaField fiel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Validator.getByteArra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VC.invalid( String cod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.get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test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nextEvent( int kind , Event ev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alidator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validateSimpleType( SchemaType type , String value , 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idator.emitFieldError( Event event , String code , Object [ ] args , QName offendingQName , SchemaType expectedSchemaType , List expectedQNames , int errorType , SchemaType badSchem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.validateAtomicType( SchemaType type , String value , Event event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9">
            <text:p text:style-name="Table_20_Contents">9</text:p>
          </table:table-cell>
          <table:table-cell office:value-type="float" office:value="114">
            <text:p text:style-name="Table_20_Contents">114</text:p>
          </table:table-cell>
        </table:table-row>
        <table:table-row>
          <table:table-cell office:value-type="string">
            <text:p text:style-name="Table_20_Contents">Validator.getCurrentElementSchema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.getQNam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emitFieldError( Event event , String message , String code , Object [ ] args , int severity , QName offendingQName , SchemaType expectedSchemaType , List expectedQNames , int errorType , SchemaType badSchem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ator.emitError( Event event , String code , Object [ ] args , QName offendingQName , SchemaType expectedSchemaType , List expectedQNames , int errorType , SchemaType badSchem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.findDetailedErrorEnd( Event event , State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Validator.validateUnionType( SchemaType type , String value , Event ev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Validator.getBoolea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getCurrentWildcard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endEvent( 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